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MU Serif" svg:font-family="CMU Serif" style:font-family-generic="roman" style:font-pitch="variable" svg:panose-1="2 11 6 4 2 2 2 2 2 4"/>
    <style:font-face style:name="CMU Typewriter Text" svg:font-family="CMU Typewriter Text" style:font-family-generic="modern"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CMU Serif" fo:font-weight="bold" style:font-weight-asian="bold" style:font-weight-complex="bold" fo:font-size="16pt" style:font-size-asian="16pt"/>
    </style:style>
    <style:style style:name="P2" style:parent-style-name="Standard" style:family="paragraph">
      <style:paragraph-properties fo:text-align="center"/>
      <style:text-properties style:font-name="CMU Serif" fo:font-size="14pt" style:font-size-asian="14pt"/>
    </style:style>
    <style:style style:name="P3" style:parent-style-name="Standard" style:family="paragraph">
      <style:paragraph-properties fo:text-align="center"/>
      <style:text-properties style:font-name="CMU Serif"/>
    </style:style>
    <style:style style:name="P4" style:parent-style-name="Standard" style:family="paragraph">
      <style:paragraph-properties fo:text-align="justify"/>
      <style:text-properties style:font-name="CMU Serif" fo:font-weight="bold" style:font-weight-asian="bold" style:font-weight-complex="bold" fo:font-size="14pt" style:font-size-asian="14pt"/>
    </style:style>
    <style:style style:name="P5" style:parent-style-name="Standard" style:family="paragraph">
      <style:paragraph-properties fo:text-align="justify"/>
      <style:text-properties style:font-name="CMU Serif"/>
    </style:style>
    <style:style style:name="P6" style:parent-style-name="Standard" style:family="paragraph">
      <style:paragraph-properties fo:text-align="justify"/>
      <style:text-properties style:font-name="CMU Serif"/>
    </style:style>
    <style:style style:name="P7" style:parent-style-name="Standard" style:family="paragraph">
      <style:paragraph-properties fo:text-align="justify"/>
      <style:text-properties style:font-name="CMU Serif" fo:font-weight="bold" style:font-weight-asian="bold" style:font-weight-complex="bold" fo:font-size="14pt" style:font-size-asian="14pt"/>
    </style:style>
    <style:style style:name="P8" style:parent-style-name="Standard" style:family="paragraph">
      <style:paragraph-properties fo:text-align="justify"/>
      <style:text-properties style:font-name="CMU Serif"/>
    </style:style>
    <style:style style:name="P9" style:parent-style-name="Standard" style:family="paragraph">
      <style:paragraph-properties fo:text-align="justify"/>
      <style:text-properties style:font-name="CMU Serif"/>
    </style:style>
    <style:style style:name="P10" style:parent-style-name="Standard" style:family="paragraph">
      <style:paragraph-properties fo:text-align="justify"/>
      <style:text-properties style:font-name="CMU Serif" fo:font-weight="bold" style:font-weight-asian="bold" style:font-weight-complex="bold" fo:font-size="14pt" style:font-size-asian="14pt"/>
    </style:style>
    <style:style style:name="P11" style:parent-style-name="Standard" style:family="paragraph">
      <style:paragraph-properties fo:text-align="justify"/>
      <style:text-properties style:font-name="CMU Serif"/>
    </style:style>
    <style:style style:name="P12" style:parent-style-name="Standard" style:family="paragraph">
      <style:paragraph-properties fo:text-align="justify"/>
      <style:text-properties style:font-name="CMU Serif"/>
    </style:style>
    <style:style style:name="P13" style:parent-style-name="Standard" style:family="paragraph">
      <style:paragraph-properties fo:text-align="justify"/>
    </style:style>
    <style:style style:name="T14" style:parent-style-name="DefaultParagraphFont" style:family="text">
      <style:text-properties style:font-name="CMU Serif"/>
    </style:style>
    <style:style style:name="T15" style:parent-style-name="DefaultParagraphFont" style:family="text">
      <style:text-properties style:font-name="CMU Serif" fo:font-weight="bold" style:font-weight-asian="bold" style:font-weight-complex="bold"/>
    </style:style>
    <style:style style:name="T16" style:parent-style-name="DefaultParagraphFont" style:family="text">
      <style:text-properties style:font-name="CMU Serif" fo:font-weight="bold" style:font-weight-asian="bold" style:font-weight-complex="bold"/>
    </style:style>
    <style:style style:name="T17" style:parent-style-name="DefaultParagraphFont" style:family="text">
      <style:text-properties style:font-name="CMU Serif"/>
    </style:style>
    <style:style style:name="T18" style:parent-style-name="DefaultParagraphFont" style:family="text">
      <style:text-properties style:font-name="CMU Serif"/>
    </style:style>
    <style:style style:name="P19" style:parent-style-name="Standard" style:family="paragraph">
      <style:paragraph-properties fo:text-align="justify"/>
    </style:style>
    <style:style style:name="T20" style:parent-style-name="DefaultParagraphFont" style:family="text">
      <style:text-properties style:font-name="CMU Serif"/>
    </style:style>
    <style:style style:name="T21" style:parent-style-name="DefaultParagraphFont" style:family="text">
      <style:text-properties style:font-name="CMU Serif" fo:font-weight="bold" style:font-weight-asian="bold" style:font-weight-complex="bold"/>
    </style:style>
    <style:style style:name="T22" style:parent-style-name="DefaultParagraphFont" style:family="text">
      <style:text-properties style:font-name="CMU Serif"/>
    </style:style>
    <style:style style:name="T23" style:parent-style-name="DefaultParagraphFont" style:family="text">
      <style:text-properties style:font-name="CMU Serif"/>
    </style:style>
    <style:style style:name="P24" style:parent-style-name="Standard" style:family="paragraph">
      <style:paragraph-properties fo:text-align="justify"/>
    </style:style>
    <style:style style:name="T25" style:parent-style-name="DefaultParagraphFont" style:family="text">
      <style:text-properties style:font-name="CMU Serif"/>
    </style:style>
    <style:style style:name="T26" style:parent-style-name="DefaultParagraphFont" style:family="text">
      <style:text-properties style:font-name="CMU Serif" fo:font-weight="bold" style:font-weight-asian="bold" style:font-weight-complex="bold"/>
    </style:style>
    <style:style style:name="T27" style:parent-style-name="DefaultParagraphFont" style:family="text">
      <style:text-properties style:font-name="CMU Serif"/>
    </style:style>
    <style:style style:name="T28" style:parent-style-name="DefaultParagraphFont" style:family="text">
      <style:text-properties style:font-name="CMU Serif"/>
    </style:style>
    <style:style style:name="P29" style:parent-style-name="Standard" style:family="paragraph">
      <style:paragraph-properties fo:text-align="justify"/>
    </style:style>
    <style:style style:name="T30" style:parent-style-name="DefaultParagraphFont" style:family="text">
      <style:text-properties style:font-name="CMU Serif"/>
    </style:style>
    <style:style style:name="T31" style:parent-style-name="DefaultParagraphFont" style:family="text">
      <style:text-properties style:font-name="CMU Serif" fo:font-weight="bold" style:font-weight-asian="bold" style:font-weight-complex="bold"/>
    </style:style>
    <style:style style:name="T32" style:parent-style-name="DefaultParagraphFont" style:family="text">
      <style:text-properties style:font-name="CMU Serif"/>
    </style:style>
    <style:style style:name="T33" style:parent-style-name="DefaultParagraphFont" style:family="text">
      <style:text-properties style:font-name="CMU Serif"/>
    </style:style>
    <style:style style:name="P34" style:parent-style-name="Standard" style:family="paragraph">
      <style:paragraph-properties fo:text-align="justify"/>
    </style:style>
    <style:style style:name="T35" style:parent-style-name="DefaultParagraphFont" style:family="text">
      <style:text-properties style:font-name="CMU Serif"/>
    </style:style>
    <style:style style:name="T36" style:parent-style-name="DefaultParagraphFont" style:family="text">
      <style:text-properties style:font-name="CMU Serif" fo:font-weight="bold" style:font-weight-asian="bold" style:font-weight-complex="bold"/>
    </style:style>
    <style:style style:name="T37" style:parent-style-name="DefaultParagraphFont" style:family="text">
      <style:text-properties style:font-name="CMU Serif"/>
    </style:style>
    <style:style style:name="T38" style:parent-style-name="DefaultParagraphFont" style:family="text">
      <style:text-properties style:font-name="CMU Serif"/>
    </style:style>
    <style:style style:name="P39" style:parent-style-name="Standard" style:family="paragraph">
      <style:paragraph-properties fo:text-align="justify"/>
    </style:style>
    <style:style style:name="T40" style:parent-style-name="DefaultParagraphFont" style:family="text">
      <style:text-properties style:font-name="CMU Serif"/>
    </style:style>
    <style:style style:name="T41" style:parent-style-name="DefaultParagraphFont" style:family="text">
      <style:text-properties style:font-name="CMU Serif" fo:font-weight="bold" style:font-weight-asian="bold" style:font-weight-complex="bold"/>
    </style:style>
    <style:style style:name="T42" style:parent-style-name="DefaultParagraphFont" style:family="text">
      <style:text-properties style:font-name="CMU Serif"/>
    </style:style>
    <style:style style:name="P43" style:parent-style-name="Standard" style:family="paragraph">
      <style:paragraph-properties fo:text-align="justify"/>
    </style:style>
    <style:style style:name="T44" style:parent-style-name="DefaultParagraphFont" style:family="text">
      <style:text-properties style:font-name="CMU Serif"/>
    </style:style>
    <style:style style:name="T45" style:parent-style-name="DefaultParagraphFont" style:family="text">
      <style:text-properties style:font-name="CMU Serif" fo:font-weight="bold" style:font-weight-asian="bold" style:font-weight-complex="bold"/>
    </style:style>
    <style:style style:name="T46" style:parent-style-name="DefaultParagraphFont" style:family="text">
      <style:text-properties style:font-name="CMU Serif"/>
    </style:style>
    <style:style style:name="P47" style:parent-style-name="Standard" style:family="paragraph">
      <style:paragraph-properties fo:text-align="justify"/>
      <style:text-properties style:font-name="CMU Serif"/>
    </style:style>
    <style:style style:name="P48" style:parent-style-name="Standard" style:family="paragraph">
      <style:paragraph-properties fo:text-align="justify"/>
      <style:text-properties style:font-name="CMU Serif" fo:font-weight="bold" style:font-weight-asian="bold" style:font-weight-complex="bold" fo:font-size="14pt" style:font-size-asian="14pt"/>
    </style:style>
    <style:style style:name="P49" style:parent-style-name="Standard" style:family="paragraph">
      <style:paragraph-properties fo:text-align="justify"/>
      <style:text-properties style:font-name="CMU Serif"/>
    </style:style>
    <style:style style:name="P50" style:parent-style-name="Standard" style:family="paragraph">
      <style:paragraph-properties fo:text-align="justify"/>
      <style:text-properties style:font-name="CMU Serif"/>
    </style:style>
    <style:style style:name="P51" style:parent-style-name="Standard" style:family="paragraph">
      <style:paragraph-properties fo:text-align="justify"/>
      <style:text-properties style:font-name="CMU Serif"/>
    </style:style>
    <style:style style:name="P52" style:parent-style-name="Standard" style:family="paragraph">
      <style:paragraph-properties fo:text-align="justify"/>
    </style:style>
    <style:style style:name="T53" style:parent-style-name="DefaultParagraphFont" style:family="text">
      <style:text-properties style:font-name="CMU Serif"/>
    </style:style>
    <style:style style:name="T54" style:parent-style-name="DefaultParagraphFont" style:family="text">
      <style:text-properties style:font-name="CMU Serif"/>
    </style:style>
    <style:style style:name="T55" style:parent-style-name="DefaultParagraphFont" style:family="text">
      <style:text-properties style:font-name="CMU Serif"/>
    </style:style>
    <style:style style:name="T56" style:parent-style-name="DefaultParagraphFont" style:family="text">
      <style:text-properties style:font-name="CMU Serif"/>
    </style:style>
    <style:style style:name="T57" style:parent-style-name="DefaultParagraphFont" style:family="text">
      <style:text-properties style:font-name="CMU Serif"/>
    </style:style>
    <style:style style:name="P58" style:parent-style-name="Standard" style:family="paragraph">
      <style:paragraph-properties fo:text-align="justify"/>
      <style:text-properties style:font-name="CMU Serif"/>
    </style:style>
    <style:style style:name="P59" style:parent-style-name="Standard" style:family="paragraph">
      <style:paragraph-properties fo:text-align="justify"/>
      <style:text-properties style:font-name="CMU Serif"/>
    </style:style>
    <style:style style:name="P60" style:parent-style-name="Standard" style:family="paragraph">
      <style:paragraph-properties fo:text-align="justify"/>
    </style:style>
    <style:style style:name="T61" style:parent-style-name="DefaultParagraphFont" style:family="text">
      <style:text-properties style:font-name="CMU Serif"/>
    </style:style>
    <style:style style:name="T62" style:parent-style-name="DefaultParagraphFont" style:family="text">
      <style:text-properties style:font-name="CMU Serif"/>
    </style:style>
    <style:style style:name="T63" style:parent-style-name="DefaultParagraphFont" style:family="text">
      <style:text-properties style:font-name="CMU Serif"/>
    </style:style>
    <style:style style:name="T64" style:parent-style-name="DefaultParagraphFont" style:family="text">
      <style:text-properties style:font-name="CMU Serif"/>
    </style:style>
    <style:style style:name="P65" style:parent-style-name="Standard" style:family="paragraph">
      <style:paragraph-properties fo:text-align="justify"/>
      <style:text-properties style:font-name="CMU Serif"/>
    </style:style>
    <style:style style:name="P66" style:parent-style-name="Standard" style:family="paragraph">
      <style:paragraph-properties fo:text-align="justify"/>
    </style:style>
    <style:style style:name="T67" style:parent-style-name="DefaultParagraphFont" style:family="text">
      <style:text-properties style:font-name="CMU Serif"/>
    </style:style>
    <style:style style:name="T68" style:parent-style-name="DefaultParagraphFont" style:family="text">
      <style:text-properties style:font-name="CMU Serif"/>
    </style:style>
    <style:style style:name="T69" style:parent-style-name="DefaultParagraphFont" style:family="text">
      <style:text-properties style:font-name="CMU Serif"/>
    </style:style>
    <style:style style:name="T70" style:parent-style-name="DefaultParagraphFont" style:family="text">
      <style:text-properties style:font-name="CMU Serif"/>
    </style:style>
    <style:style style:name="P71" style:parent-style-name="Standard" style:family="paragraph">
      <style:paragraph-properties fo:text-align="justify"/>
      <style:text-properties style:font-name="CMU Serif"/>
    </style:style>
    <style:style style:name="P72" style:parent-style-name="Standard" style:family="paragraph">
      <style:paragraph-properties fo:text-align="justify"/>
      <style:text-properties style:font-name="CMU Serif" fo:font-weight="bold" style:font-weight-asian="bold" style:font-weight-complex="bold" fo:font-size="14pt" style:font-size-asian="14pt"/>
    </style:style>
    <style:style style:name="P73" style:parent-style-name="Standard" style:family="paragraph">
      <style:paragraph-properties fo:text-align="justify"/>
    </style:style>
    <style:style style:name="T74" style:parent-style-name="DefaultParagraphFont" style:family="text">
      <style:text-properties style:font-name="CMU Serif"/>
    </style:style>
    <style:style style:name="T75" style:parent-style-name="DefaultParagraphFont" style:family="text">
      <style:text-properties style:font-name="CMU Serif"/>
    </style:style>
    <style:style style:name="T76" style:parent-style-name="DefaultParagraphFont" style:family="text">
      <style:text-properties style:font-name="CMU Serif"/>
    </style:style>
    <style:style style:name="T77" style:parent-style-name="DefaultParagraphFont" style:family="text">
      <style:text-properties style:font-name="CMU Serif"/>
    </style:style>
    <style:style style:name="P78" style:parent-style-name="Standard" style:family="paragraph">
      <style:paragraph-properties fo:text-align="justify"/>
      <style:text-properties style:font-name="CMU Serif" fo:font-weight="bold" style:font-weight-asian="bold" style:font-weight-complex="bold" fo:font-size="14pt" style:font-size-asian="14pt"/>
    </style:style>
    <style:style style:name="P79" style:parent-style-name="Standard" style:family="paragraph">
      <style:paragraph-properties fo:text-align="justify"/>
    </style:style>
    <style:style style:name="T80" style:parent-style-name="DefaultParagraphFont" style:family="text">
      <style:text-properties style:font-name="CMU Serif"/>
    </style:style>
    <style:style style:name="T81" style:parent-style-name="DefaultParagraphFont" style:family="text">
      <style:text-properties style:font-name="CMU Typewriter Text"/>
    </style:style>
    <style:style style:name="T82" style:parent-style-name="DefaultParagraphFont" style:family="text">
      <style:text-properties style:font-name="CMU Serif"/>
    </style:style>
    <style:style style:name="T83" style:parent-style-name="DefaultParagraphFont" style:family="text">
      <style:text-properties style:font-name="CMU Typewriter Text"/>
    </style:style>
    <style:style style:name="T84" style:parent-style-name="DefaultParagraphFont" style:family="text">
      <style:text-properties style:font-name="CMU Serif"/>
    </style:style>
    <style:style style:name="P85" style:parent-style-name="Standard" style:family="paragraph">
      <style:paragraph-properties fo:text-align="justify"/>
    </style:style>
    <style:style style:name="T86" style:parent-style-name="DefaultParagraphFont" style:family="text">
      <style:text-properties style:font-name="CMU Serif"/>
    </style:style>
    <style:style style:name="T87" style:parent-style-name="DefaultParagraphFont" style:family="text">
      <style:text-properties style:font-name="CMU Typewriter Text"/>
    </style:style>
    <style:style style:name="T88" style:parent-style-name="DefaultParagraphFont" style:family="text">
      <style:text-properties style:font-name="CMU Typewriter Text"/>
    </style:style>
    <style:style style:name="T89" style:parent-style-name="DefaultParagraphFont" style:family="text">
      <style:text-properties style:font-name="CMU Serif"/>
    </style:style>
    <style:style style:name="P90" style:parent-style-name="Standard" style:family="paragraph">
      <style:paragraph-properties fo:text-align="justify"/>
    </style:style>
    <style:style style:name="T91" style:parent-style-name="DefaultParagraphFont" style:family="text">
      <style:text-properties style:font-name="CMU Serif"/>
    </style:style>
    <style:style style:name="T92" style:parent-style-name="DefaultParagraphFont" style:family="text">
      <style:text-properties style:font-name="CMU Typewriter Text"/>
    </style:style>
    <style:style style:name="T93" style:parent-style-name="DefaultParagraphFont" style:family="text">
      <style:text-properties style:font-name="CMU Serif"/>
    </style:style>
    <style:style style:name="T94" style:parent-style-name="DefaultParagraphFont" style:family="text">
      <style:text-properties style:font-name="CMU Serif"/>
    </style:style>
    <style:style style:name="P95" style:parent-style-name="Standard" style:family="paragraph">
      <style:paragraph-properties fo:text-align="justify"/>
    </style:style>
    <style:style style:name="T96" style:parent-style-name="DefaultParagraphFont" style:family="text">
      <style:text-properties style:font-name="CMU Serif"/>
    </style:style>
    <style:style style:name="T97" style:parent-style-name="DefaultParagraphFont" style:family="text">
      <style:text-properties style:font-name="CMU Typewriter Text"/>
    </style:style>
    <style:style style:name="T98" style:parent-style-name="DefaultParagraphFont" style:family="text">
      <style:text-properties style:font-name="CMU Serif"/>
    </style:style>
    <style:style style:name="T99" style:parent-style-name="DefaultParagraphFont" style:family="text">
      <style:text-properties style:font-name="CMU Serif"/>
    </style:style>
    <style:style style:name="T100" style:parent-style-name="DefaultParagraphFont" style:family="text">
      <style:text-properties style:font-name="CMU Typewriter Text"/>
    </style:style>
    <style:style style:name="T101" style:parent-style-name="DefaultParagraphFont" style:family="text">
      <style:text-properties style:font-name="CMU Serif"/>
    </style:style>
    <style:style style:name="P102" style:parent-style-name="Standard" style:family="paragraph">
      <style:paragraph-properties fo:text-align="justify"/>
    </style:style>
    <style:style style:name="T103" style:parent-style-name="DefaultParagraphFont" style:family="text">
      <style:text-properties style:font-name="CMU Serif"/>
    </style:style>
    <style:style style:name="T104" style:parent-style-name="DefaultParagraphFont" style:family="text">
      <style:text-properties style:font-name="CMU Typewriter Text"/>
    </style:style>
    <style:style style:name="T105" style:parent-style-name="DefaultParagraphFont" style:family="text">
      <style:text-properties style:font-name="CMU Serif"/>
    </style:style>
    <style:style style:name="T106" style:parent-style-name="DefaultParagraphFont" style:family="text">
      <style:text-properties style:font-name="CMU Typewriter Text"/>
    </style:style>
    <style:style style:name="T107" style:parent-style-name="DefaultParagraphFont" style:family="text">
      <style:text-properties style:font-name="CMU Serif"/>
    </style:style>
    <style:style style:name="P108" style:parent-style-name="Standard" style:family="paragraph">
      <style:paragraph-properties fo:text-align="justify"/>
      <style:text-properties style:font-name="CMU Serif" fo:font-weight="bold" style:font-weight-asian="bold" style:font-weight-complex="bold" fo:font-size="14pt" style:font-size-asian="14pt"/>
    </style:style>
    <style:style style:name="P109" style:parent-style-name="Standard" style:family="paragraph">
      <style:paragraph-properties fo:text-align="justify"/>
    </style:style>
    <style:style style:name="T110" style:parent-style-name="DefaultParagraphFont" style:family="text">
      <style:text-properties style:font-name="CMU Serif"/>
    </style:style>
    <style:style style:name="T111" style:parent-style-name="DefaultParagraphFont" style:family="text">
      <style:text-properties style:font-name="CMU Serif"/>
    </style:style>
    <style:style style:name="T112" style:parent-style-name="DefaultParagraphFont" style:family="text">
      <style:text-properties style:font-name="CMU Serif"/>
    </style:style>
    <style:style style:name="T113" style:parent-style-name="DefaultParagraphFont" style:family="text">
      <style:text-properties style:font-name="CMU Serif"/>
    </style:style>
    <style:style style:name="T114" style:parent-style-name="DefaultParagraphFont" style:family="text">
      <style:text-properties style:font-name="CMU Serif"/>
    </style:style>
    <style:style style:name="T115" style:parent-style-name="DefaultParagraphFont" style:family="text">
      <style:text-properties style:font-name="CMU Serif"/>
    </style:style>
    <style:style style:name="T116" style:parent-style-name="DefaultParagraphFont" style:family="text">
      <style:text-properties style:font-name="CMU Serif"/>
    </style:style>
    <style:style style:name="T117" style:parent-style-name="DefaultParagraphFont" style:family="text">
      <style:text-properties style:font-name="CMU Serif"/>
    </style:style>
    <style:style style:name="T118" style:parent-style-name="DefaultParagraphFont" style:family="text">
      <style:text-properties style:font-name="CMU Typewriter Text"/>
    </style:style>
    <style:style style:name="T119" style:parent-style-name="DefaultParagraphFont" style:family="text">
      <style:text-properties style:font-name="CMU Serif"/>
    </style:style>
    <style:style style:name="T120" style:parent-style-name="DefaultParagraphFont" style:family="text">
      <style:text-properties style:font-name="CMU Typewriter Text"/>
    </style:style>
    <style:style style:name="T121" style:parent-style-name="DefaultParagraphFont" style:family="text">
      <style:text-properties style:font-name="CMU Serif"/>
    </style:style>
    <style:style style:name="T122" style:parent-style-name="DefaultParagraphFont" style:family="text">
      <style:text-properties style:font-name="CMU Typewriter Text"/>
    </style:style>
    <style:style style:name="T123" style:parent-style-name="DefaultParagraphFont" style:family="text">
      <style:text-properties style:font-name="CMU Serif"/>
    </style:style>
    <style:style style:name="T124" style:parent-style-name="DefaultParagraphFont" style:family="text">
      <style:text-properties style:font-name="CMU Serif"/>
    </style:style>
    <style:style style:name="T125" style:parent-style-name="DefaultParagraphFont" style:family="text">
      <style:text-properties style:font-name="CMU Typewriter Text"/>
    </style:style>
    <style:style style:name="T126" style:parent-style-name="DefaultParagraphFont" style:family="text">
      <style:text-properties style:font-name="CMU Serif"/>
    </style:style>
    <style:style style:name="P127" style:parent-style-name="Standard" style:family="paragraph">
      <style:paragraph-properties fo:text-align="justify"/>
      <style:text-properties style:font-name="CMU Serif" fo:font-weight="bold" style:font-weight-asian="bold" style:font-weight-complex="bold" fo:font-size="14pt" style:font-size-asian="14pt"/>
    </style:style>
    <style:style style:name="P128" style:parent-style-name="Standard" style:family="paragraph">
      <style:paragraph-properties fo:text-align="justify"/>
    </style:style>
    <style:style style:name="T129" style:parent-style-name="DefaultParagraphFont" style:family="text">
      <style:text-properties style:font-name="CMU Serif"/>
    </style:style>
    <style:style style:name="T130" style:parent-style-name="DefaultParagraphFont" style:family="text">
      <style:text-properties style:font-name="CMU Typewriter Text"/>
    </style:style>
    <style:style style:name="T131" style:parent-style-name="DefaultParagraphFont" style:family="text">
      <style:text-properties style:font-name="CMU Serif"/>
    </style:style>
    <style:style style:name="P132" style:parent-style-name="Standard" style:family="paragraph">
      <style:paragraph-properties fo:text-align="justify"/>
      <style:text-properties style:font-name="CMU Serif" fo:font-weight="bold" style:font-weight-asian="bold" style:font-weight-complex="bold" fo:font-size="14pt" style:font-size-asian="14pt"/>
    </style:style>
    <style:style style:name="P133" style:parent-style-name="Standard" style:family="paragraph">
      <style:paragraph-properties fo:text-align="justify"/>
    </style:style>
    <style:style style:name="T134" style:parent-style-name="DefaultParagraphFont" style:family="text">
      <style:text-properties style:font-name="CMU Typewriter Text"/>
    </style:style>
    <style:style style:name="P135" style:parent-style-name="Standard" style:family="paragraph">
      <style:paragraph-properties fo:text-align="justify"/>
      <style:text-properties style:font-name="CMU Typewriter Text" fo:font-weight="bold" style:font-weight-asian="bold" style:font-weight-complex="bold" fo:font-size="14pt" style:font-size-asian="14pt"/>
    </style:style>
    <style:style style:name="P136" style:parent-style-name="Standard" style:family="paragraph">
      <style:paragraph-properties fo:text-align="justify"/>
    </style:style>
    <style:style style:name="T137" style:parent-style-name="DefaultParagraphFont" style:family="text">
      <style:text-properties style:font-name="CMU Serif"/>
    </style:style>
    <style:style style:name="T138" style:parent-style-name="DefaultParagraphFont" style:family="text">
      <style:text-properties style:font-name="CMU Serif"/>
    </style:style>
    <style:style style:name="P139" style:parent-style-name="Standard" style:family="paragraph">
      <style:paragraph-properties fo:text-align="justify"/>
      <style:text-properties style:font-name="CMU Serif" fo:font-weight="bold" style:font-weight-asian="bold" style:font-weight-complex="bold" fo:font-size="14pt" style:font-size-asian="14pt"/>
    </style:style>
    <style:style style:name="P140" style:parent-style-name="Standard" style:family="paragraph">
      <style:paragraph-properties fo:text-align="justify"/>
    </style:style>
    <style:style style:name="T141" style:parent-style-name="DefaultParagraphFont" style:family="text">
      <style:text-properties style:font-name="CMU Typewriter Text"/>
    </style:style>
    <style:style style:name="P142" style:parent-style-name="Standard" style:family="paragraph">
      <style:paragraph-properties fo:text-align="justify"/>
      <style:text-properties style:font-name="CMU Typewriter Text" fo:font-weight="bold" style:font-weight-asian="bold" style:font-weight-complex="bold" fo:font-size="14pt" style:font-size-asian="14pt"/>
    </style:style>
    <style:style style:name="P143" style:parent-style-name="Standard" style:family="paragraph">
      <style:paragraph-properties fo:text-align="justify"/>
    </style:style>
    <style:style style:name="T144" style:parent-style-name="DefaultParagraphFont" style:family="text">
      <style:text-properties style:font-name="CMU Serif"/>
    </style:style>
    <style:style style:name="P145" style:parent-style-name="Standard" style:family="paragraph">
      <style:paragraph-properties fo:text-align="justify"/>
      <style:text-properties style:font-name="CMU Serif" fo:font-weight="bold" style:font-weight-asian="bold" style:font-weight-complex="bold" fo:font-size="14pt" style:font-size-asian="14pt"/>
    </style:style>
    <style:style style:name="P146" style:parent-style-name="Standard" style:family="paragraph">
      <style:paragraph-properties fo:text-align="justify"/>
    </style:style>
    <style:style style:name="T147" style:parent-style-name="DefaultParagraphFont" style:family="text">
      <style:text-properties style:font-name="CMU Typewriter Text"/>
    </style:style>
    <style:style style:name="T148" style:parent-style-name="DefaultParagraphFont" style:family="text">
      <style:text-properties style:font-name="CMU Typewriter Text"/>
    </style:style>
    <style:style style:name="T149" style:parent-style-name="DefaultParagraphFont" style:family="text">
      <style:text-properties style:font-name="CMU Typewriter Text"/>
    </style:style>
    <style:style style:name="T150" style:parent-style-name="DefaultParagraphFont" style:family="text">
      <style:text-properties style:font-name="CMU Typewriter Text"/>
    </style:style>
    <style:style style:name="T151" style:parent-style-name="DefaultParagraphFont" style:family="text">
      <style:text-properties style:font-name="CMU Typewriter Text"/>
    </style:style>
    <style:style style:name="T152" style:parent-style-name="DefaultParagraphFont" style:family="text">
      <style:text-properties style:font-name="CMU Typewriter Text"/>
    </style:style>
    <style:style style:name="T153" style:parent-style-name="DefaultParagraphFont" style:family="text">
      <style:text-properties style:font-name="CMU Typewriter Text"/>
    </style:style>
    <style:style style:name="T154" style:parent-style-name="DefaultParagraphFont" style:family="text">
      <style:text-properties style:font-name="CMU Typewriter Text"/>
    </style:style>
    <style:style style:name="T155" style:parent-style-name="DefaultParagraphFont" style:family="text">
      <style:text-properties style:font-name="CMU Typewriter Text"/>
    </style:style>
    <style:style style:name="T156" style:parent-style-name="DefaultParagraphFont" style:family="text">
      <style:text-properties style:font-name="CMU Typewriter Text"/>
    </style:style>
    <style:style style:name="T157" style:parent-style-name="DefaultParagraphFont" style:family="text">
      <style:text-properties style:font-name="CMU Typewriter Text"/>
    </style:style>
    <style:style style:name="T158" style:parent-style-name="DefaultParagraphFont" style:family="text">
      <style:text-properties style:font-name="CMU Typewriter Text"/>
    </style:style>
    <style:style style:name="T159" style:parent-style-name="DefaultParagraphFont" style:family="text">
      <style:text-properties style:font-name="CMU Typewriter Text"/>
    </style:style>
    <style:style style:name="T160" style:parent-style-name="DefaultParagraphFont" style:family="text">
      <style:text-properties style:font-name="CMU Typewriter Text"/>
    </style:style>
    <style:style style:name="T161" style:parent-style-name="DefaultParagraphFont" style:family="text">
      <style:text-properties style:font-name="CMU Typewriter Text"/>
    </style:style>
    <style:style style:name="T162" style:parent-style-name="DefaultParagraphFont" style:family="text">
      <style:text-properties style:font-name="CMU Typewriter Text"/>
    </style:style>
    <style:style style:name="T163" style:parent-style-name="DefaultParagraphFont" style:family="text">
      <style:text-properties style:font-name="CMU Typewriter Text"/>
    </style:style>
    <style:style style:name="T164" style:parent-style-name="DefaultParagraphFont" style:family="text">
      <style:text-properties style:font-name="CMU Typewriter Text"/>
    </style:style>
    <style:style style:name="T165" style:parent-style-name="DefaultParagraphFont" style:family="text">
      <style:text-properties style:font-name="CMU Typewriter Text"/>
    </style:style>
    <style:style style:name="P166" style:parent-style-name="Standard" style:family="paragraph">
      <style:text-properties style:font-name="CMU Typewriter Text" fo:font-weight="bold" style:font-weight-asian="bold" style:font-weight-complex="bold" fo:font-size="14pt" style:font-size-asian="14pt"/>
    </style:style>
    <style:style style:name="T167" style:parent-style-name="DefaultParagraphFont" style:family="text">
      <style:text-properties style:font-name="CMU Serif"/>
    </style:style>
    <style:style style:name="T168" style:parent-style-name="DefaultParagraphFont" style:family="text">
      <style:text-properties style:font-name="CMU Serif"/>
    </style:style>
    <style:style style:name="T169" style:parent-style-name="DefaultParagraphFont" style:family="text">
      <style:text-properties style:font-name="CMU Typewriter Text"/>
    </style:style>
    <style:style style:name="T170" style:parent-style-name="DefaultParagraphFont" style:family="text">
      <style:text-properties style:font-name="CMU Serif"/>
    </style:style>
    <style:style style:name="T171" style:parent-style-name="DefaultParagraphFont" style:family="text">
      <style:text-properties style:font-name="CMU Typewriter Text"/>
    </style:style>
    <style:style style:name="T172" style:parent-style-name="DefaultParagraphFont" style:family="text">
      <style:text-properties style:font-name="CMU Serif"/>
    </style:style>
    <style:style style:name="P173" style:parent-style-name="Standard" style:family="paragraph">
      <style:text-properties style:font-name="CMU Serif" fo:font-weight="bold" style:font-weight-asian="bold" style:font-weight-complex="bold" fo:font-size="14pt" style:font-size-asian="14pt"/>
    </style:style>
    <style:style style:name="P174" style:parent-style-name="Standard" style:family="paragraph">
      <style:paragraph-properties fo:text-align="justify"/>
    </style:style>
    <style:style style:name="T175" style:parent-style-name="DefaultParagraphFont" style:family="text">
      <style:text-properties style:font-name="CMU Serif"/>
    </style:style>
    <style:style style:name="T176" style:parent-style-name="DefaultParagraphFont" style:family="text">
      <style:text-properties style:font-name="CMU Typewriter Text"/>
    </style:style>
    <style:style style:name="T177" style:parent-style-name="DefaultParagraphFont" style:family="text">
      <style:text-properties style:font-name="CMU Serif"/>
    </style:style>
    <style:style style:name="T178" style:parent-style-name="DefaultParagraphFont" style:family="text">
      <style:text-properties style:font-name="CMU Serif"/>
    </style:style>
    <style:style style:name="T179" style:parent-style-name="DefaultParagraphFont" style:family="text">
      <style:text-properties style:font-name="CMU Serif"/>
    </style:style>
    <style:style style:name="T180" style:parent-style-name="DefaultParagraphFont" style:family="text">
      <style:text-properties style:font-name="CMU Serif"/>
    </style:style>
    <style:style style:name="T181" style:parent-style-name="DefaultParagraphFont" style:family="text">
      <style:text-properties style:font-name="CMU Serif"/>
    </style:style>
    <style:style style:name="T182" style:parent-style-name="DefaultParagraphFont" style:family="text">
      <style:text-properties style:font-name="CMU Serif"/>
    </style:style>
    <style:style style:name="T183" style:parent-style-name="DefaultParagraphFont" style:family="text">
      <style:text-properties style:font-name="CMU Serif"/>
    </style:style>
    <style:style style:name="T184" style:parent-style-name="DefaultParagraphFont" style:family="text">
      <style:text-properties style:font-name="CMU Serif"/>
    </style:style>
    <style:style style:name="T185" style:parent-style-name="DefaultParagraphFont" style:family="text">
      <style:text-properties style:font-name="CMU Serif"/>
    </style:style>
    <style:style style:name="T186" style:parent-style-name="DefaultParagraphFont" style:family="text">
      <style:text-properties style:font-name="CMU Serif"/>
    </style:style>
    <style:style style:name="T187" style:parent-style-name="DefaultParagraphFont" style:family="text">
      <style:text-properties style:font-name="CMU Serif"/>
    </style:style>
    <style:style style:name="P188" style:parent-style-name="Standard" style:family="paragraph">
      <style:paragraph-properties fo:text-align="justify"/>
      <style:text-properties style:font-name="CMU Serif" fo:font-weight="bold" style:font-weight-asian="bold" style:font-weight-complex="bold" fo:font-size="14pt" style:font-size-asian="14pt"/>
    </style:style>
    <style:style style:name="P189" style:parent-style-name="Standard" style:family="paragraph">
      <style:paragraph-properties fo:text-align="justify"/>
      <style:text-properties style:font-name="CMU Serif" fo:font-weight="bold" style:font-weight-asian="bold" style:font-weight-complex="bold" fo:font-size="14pt" style:font-size-asian="14pt"/>
    </style:style>
    <style:style style:name="P190" style:parent-style-name="Standard" style:family="paragraph">
      <style:paragraph-properties fo:text-align="justify"/>
      <style:text-properties style:font-name="CMU Serif"/>
    </style:style>
    <style:style style:name="P191" style:parent-style-name="Standard" style:family="paragraph">
      <style:paragraph-properties fo:text-align="justify"/>
      <style:text-properties style:font-name="CMU Serif"/>
    </style:style>
    <style:style style:name="P192" style:parent-style-name="Standard" style:family="paragraph">
      <style:paragraph-properties fo:text-align="justify"/>
    </style:style>
    <style:style style:name="T193" style:parent-style-name="DefaultParagraphFont" style:family="text">
      <style:text-properties style:font-name="CMU Serif"/>
    </style:style>
    <style:style style:name="T194" style:parent-style-name="DefaultParagraphFont" style:family="text">
      <style:text-properties style:font-name="CMU Serif" fo:font-weight="bold" style:font-weight-asian="bold" style:font-weight-complex="bold" fo:color="#00A933"/>
    </style:style>
    <style:style style:name="T195" style:parent-style-name="DefaultParagraphFont" style:family="text">
      <style:text-properties style:font-name="CMU Serif" fo:font-weight="bold" style:font-weight-asian="bold" style:font-weight-complex="bold"/>
    </style:style>
    <style:style style:name="T196" style:parent-style-name="DefaultParagraphFont" style:family="text">
      <style:text-properties style:font-name="CMU Serif"/>
    </style:style>
    <style:style style:name="T197" style:parent-style-name="DefaultParagraphFont" style:family="text">
      <style:text-properties style:font-name="CMU Typewriter Text"/>
    </style:style>
    <style:style style:name="T198" style:parent-style-name="DefaultParagraphFont" style:family="text">
      <style:text-properties style:font-name="CMU Serif"/>
    </style:style>
    <style:style style:name="P199" style:parent-style-name="Standard" style:family="paragraph">
      <style:paragraph-properties fo:text-align="justify"/>
      <style:text-properties style:font-name="CMU Serif"/>
    </style:style>
    <style:style style:name="P200" style:parent-style-name="Standard" style:family="paragraph">
      <style:paragraph-properties fo:text-align="justify"/>
      <style:text-properties style:font-name="CMU Serif"/>
    </style:style>
    <style:style style:name="P201" style:parent-style-name="Standard" style:family="paragraph">
      <style:paragraph-properties fo:text-align="justify"/>
      <style:text-properties style:font-name="CMU Serif"/>
    </style:style>
    <style:style style:name="P202" style:parent-style-name="Standard" style:family="paragraph">
      <style:paragraph-properties fo:text-align="justify"/>
    </style:style>
    <style:style style:name="T203" style:parent-style-name="DefaultParagraphFont" style:family="text">
      <style:text-properties style:font-name="CMU Serif"/>
    </style:style>
    <style:style style:name="T204" style:parent-style-name="DefaultParagraphFont" style:family="text">
      <style:text-properties style:font-name="CMU Serif" fo:font-weight="bold" style:font-weight-asian="bold" style:font-weight-complex="bold" fo:color="#00A933"/>
    </style:style>
    <style:style style:name="T205" style:parent-style-name="DefaultParagraphFont" style:family="text">
      <style:text-properties style:font-name="CMU Serif" fo:color="#000000"/>
    </style:style>
    <style:style style:name="T206" style:parent-style-name="DefaultParagraphFont" style:family="text">
      <style:text-properties style:font-name="CMU Serif" fo:color="#000000"/>
    </style:style>
    <style:style style:name="P207" style:parent-style-name="Standard" style:family="paragraph">
      <style:paragraph-properties fo:text-align="justify"/>
    </style:style>
    <style:style style:name="T208" style:parent-style-name="DefaultParagraphFont" style:family="text">
      <style:text-properties style:font-name="CMU Serif" fo:color="#000000"/>
    </style:style>
    <style:style style:name="T209" style:parent-style-name="DefaultParagraphFont" style:family="text">
      <style:text-properties style:font-name="CMU Typewriter Text" fo:color="#000000"/>
    </style:style>
    <style:style style:name="P210" style:parent-style-name="Standard" style:family="paragraph">
      <style:paragraph-properties fo:text-align="justify"/>
    </style:style>
    <style:style style:name="T211" style:parent-style-name="DefaultParagraphFont" style:family="text">
      <style:text-properties style:font-name="CMU Serif" fo:color="#000000"/>
    </style:style>
    <style:style style:name="T212" style:parent-style-name="DefaultParagraphFont" style:family="text">
      <style:text-properties style:font-name="CMU Serif" fo:font-weight="bold" style:font-weight-asian="bold" style:font-weight-complex="bold" fo:color="#00B050"/>
    </style:style>
    <style:style style:name="T213" style:parent-style-name="DefaultParagraphFont" style:family="text">
      <style:text-properties style:font-name="CMU Serif" fo:font-weight="bold" style:font-weight-asian="bold" style:font-weight-complex="bold" fo:color="#000000"/>
    </style:style>
    <style:style style:name="T214" style:parent-style-name="DefaultParagraphFont" style:family="text">
      <style:text-properties style:font-name="CMU Serif" fo:color="#000000"/>
    </style:style>
    <style:style style:name="P215" style:parent-style-name="Standard" style:family="paragraph">
      <style:paragraph-properties fo:text-align="justify"/>
    </style:style>
    <style:style style:name="T216" style:parent-style-name="DefaultParagraphFont" style:family="text">
      <style:text-properties style:font-name="CMU Serif" fo:color="#000000"/>
    </style:style>
    <style:style style:name="T217" style:parent-style-name="DefaultParagraphFont" style:family="text">
      <style:text-properties style:font-name="CMU Serif" fo:font-weight="bold" style:font-weight-asian="bold" style:font-weight-complex="bold" fo:color="#000000"/>
    </style:style>
    <style:style style:name="T218" style:parent-style-name="DefaultParagraphFont" style:family="text">
      <style:text-properties style:font-name="CMU Serif" fo:font-weight="bold" style:font-weight-asian="bold" style:font-weight-complex="bold" fo:color="#000000"/>
    </style:style>
    <style:style style:name="T219" style:parent-style-name="DefaultParagraphFont" style:family="text">
      <style:text-properties style:font-name="CMU Serif" fo:color="#000000"/>
    </style:style>
    <style:style style:name="T220" style:parent-style-name="DefaultParagraphFont" style:family="text">
      <style:text-properties style:font-name="CMU Serif"/>
    </style:style>
    <style:style style:name="T221" style:parent-style-name="DefaultParagraphFont" style:family="text">
      <style:text-properties style:font-name="CMU Serif" fo:color="#000000"/>
    </style:style>
    <style:style style:name="P222" style:parent-style-name="Standard" style:family="paragraph">
      <style:paragraph-properties fo:text-align="justify"/>
    </style:style>
    <style:style style:name="T223" style:parent-style-name="DefaultParagraphFont" style:family="text">
      <style:text-properties style:font-name="CMU Serif" fo:color="#000000"/>
    </style:style>
    <style:style style:name="T224" style:parent-style-name="DefaultParagraphFont" style:family="text">
      <style:text-properties style:font-name="CMU Typewriter Text" fo:color="#000000"/>
    </style:style>
    <style:style style:name="P225" style:parent-style-name="Standard" style:family="paragraph">
      <style:paragraph-properties fo:text-align="justify"/>
    </style:style>
    <style:style style:name="T226" style:parent-style-name="DefaultParagraphFont" style:family="text">
      <style:text-properties style:font-name="CMU Serif"/>
    </style:style>
    <style:style style:name="T227" style:parent-style-name="DefaultParagraphFont" style:family="text">
      <style:text-properties style:font-name="CMU Serif" fo:font-weight="bold" style:font-weight-asian="bold" style:font-weight-complex="bold" fo:color="#00A933"/>
    </style:style>
    <style:style style:name="T228" style:parent-style-name="DefaultParagraphFont" style:family="text">
      <style:text-properties style:font-name="CMU Serif" fo:font-weight="bold" style:font-weight-asian="bold" style:font-weight-complex="bold"/>
    </style:style>
    <style:style style:name="T229" style:parent-style-name="DefaultParagraphFont" style:family="text">
      <style:text-properties style:font-name="CMU Serif"/>
    </style:style>
    <style:style style:name="T230" style:parent-style-name="DefaultParagraphFont" style:family="text">
      <style:text-properties style:font-name="CMU Serif"/>
    </style:style>
    <style:style style:name="T231" style:parent-style-name="DefaultParagraphFont" style:family="text">
      <style:text-properties style:font-name="CMU Serif"/>
    </style:style>
    <style:style style:name="P232" style:parent-style-name="Standard" style:family="paragraph">
      <style:paragraph-properties fo:text-align="justify"/>
    </style:style>
    <style:style style:name="T233" style:parent-style-name="DefaultParagraphFont" style:family="text">
      <style:text-properties style:font-name="CMU Serif"/>
    </style:style>
    <style:style style:name="T234" style:parent-style-name="DefaultParagraphFont" style:family="text">
      <style:text-properties style:font-name="CMU Typewriter Text"/>
    </style:style>
    <style:style style:name="P235" style:parent-style-name="Standard" style:family="paragraph">
      <style:paragraph-properties fo:text-align="justify"/>
    </style:style>
    <style:style style:name="T236" style:parent-style-name="DefaultParagraphFont" style:family="text">
      <style:text-properties style:font-name="CMU Serif"/>
    </style:style>
    <style:style style:name="T237" style:parent-style-name="DefaultParagraphFont" style:family="text">
      <style:text-properties style:font-name="CMU Serif" fo:font-weight="bold" style:font-weight-asian="bold" style:font-weight-complex="bold"/>
    </style:style>
    <style:style style:name="T238" style:parent-style-name="DefaultParagraphFont" style:family="text">
      <style:text-properties style:font-name="CMU Serif"/>
    </style:style>
    <style:style style:name="P239" style:parent-style-name="Standard" style:family="paragraph">
      <style:paragraph-properties fo:text-align="center"/>
      <style:text-properties style:font-name="CMU Serif" fo:font-weight="bold" style:font-weight-asian="bold" style:font-weight-complex="bold"/>
    </style:style>
  </office:automatic-styles>
  <office:body>
    <office:text text:use-soft-page-breaks="true">
      <text:p text:style-name="P1">Identifying Novel Treatments for Rare Diseases using Radio Transcripts</text:p>
      <text:p text:style-name="P2">Rahul Yedida</text:p>
      <text:p text:style-name="P3"/>
      <text:p text:style-name="P4">Abstract</text:p>
      <text:p text:style-name="P5">Identifying novel treatments for rare diseases is a difficult medical problem, exacerbated by the few number of cases reported and clinical<text:s/>trials conducted. This document describes an approach using radio transcript data to mine novel treatments for diseases, along with the existing files and code.</text:p>
      <text:p text:style-name="P6"/>
      <text:p text:style-name="P7">Data</text:p>
      <text:p text:style-name="P8">The data is transcripts of a medical radio show, where episodes consist of people describing their experiences living with various diseases. Some episodes discuss specific courses of treatments they took, while others simply discuss different stages of such diseases. It is known that there are no nonsense statements in the audio. This audio was passed to Google Cloud to generate text transcripts.</text:p>
      <text:p text:style-name="P9"/>
      <text:p text:style-name="P10">Initial proposal</text:p>
      <text:p text:style-name="P11">I initially proposed a 7-step approach to the problem, after going through the data. For a detailed intuition behind the steps, please refer to, “initial writeup.pdf”.</text:p>
      <text:p text:style-name="P12"/>
      <text:p text:style-name="P13"><text:span text:style-name="T14">1.<text:s/></text:span><text:span text:style-name="T15">Low confide</text:span><text:span text:style-name="T16">nce text pruning:</text:span><text:span text:style-name="T17"><text:s/>The transcripts are not official, and are simply extracted from MP3 files using Google Cloud. The Google Cloud engine chunks the text, and assigns confidence scores (from 0 to 1). I think a threshold of 0.96 to 0.965 should be reasonable,</text:span><text:span text:style-name="T18"><text:s/>after going through a few excerpts.</text:span></text:p>
      <text:p text:style-name="P19"><text:span text:style-name="T20">2.<text:s/></text:span><text:span text:style-name="T21">Irrelevant term removal:</text:span><text:span text:style-name="T22"><text:s/>In this step, we remove healthcare terms that provide no useful information, such as “medicine”, “healthcare”, “pharmacy”, etc. For example, it is not useful to know that a patient cured symp</text:span><text:span text:style-name="T23">tom X simply by taking “medicine”; it is more helpful to understand the specific medication taken.</text:span></text:p>
      <text:p text:style-name="P24"><text:span text:style-name="T25">3.<text:s/></text:span><text:span text:style-name="T26">Classification:</text:span><text:span text:style-name="T27"><text:s/>At this stage, we run a recurrent neural network, such as an LSTM with a one-one structure (i.e., one output for every word, that describe</text:span><text:span text:style-name="T28">s whether it is a medical term or not). The outputs could be binary, or multi-class (drug, disease, or irrelevant).</text:span></text:p>
      <text:p text:style-name="P29"><text:span text:style-name="T30">4.<text:s/></text:span><text:span text:style-name="T31">Speculation removal:</text:span><text:span text:style-name="T32"><text:s/>In this stage, we remove speculative phrases, such as “X leads people to do Y”. However, because the transcripts do<text:s/></text:span><text:span text:style-name="T33">not have periods, it is difficult to find out where the sentences begin and end. It is possible to instead simply remove the words on either side of such phrases.</text:span></text:p>
      <text:p text:style-name="P34"><text:span text:style-name="T35">5.<text:s/></text:span><text:span text:style-name="T36">Adjacent duplicates removal:</text:span><text:span text:style-name="T37"><text:s/>Once we’ve highlighted medical terms that are of interest to<text:s/></text:span><text:span text:style-name="T38">us, we wish to form pairs of adjacent important terms. At this stage, we remove adjacent duplicate words.</text:span></text:p>
      <text:p text:style-name="P39"><text:span text:style-name="T40">6.<text:s/></text:span><text:span text:style-name="T41">Pair formation:</text:span><text:span text:style-name="T42"><text:s/>Form pairs of adjacent medical terms.</text:span></text:p>
      <text:p text:style-name="P43"><text:span text:style-name="T44">7.<text:s/></text:span><text:span text:style-name="T45">Validation:</text:span><text:span text:style-name="T46"><text:s/>Validate the pairs with the help of an expert or a database.</text:span></text:p>
      <text:p text:style-name="P47"/>
      <text:p text:style-name="P48">Modifications</text:p>
      <text:p text:style-name="P49">The approach above has since been largely modified. After a discussion with Daniel, I learned that:</text:p>
      <text:p text:style-name="P50"/>
      <text:soft-page-break/>
      <text:p text:style-name="P51">1. The focus is not on the validity of the treatments proposed, since they can be checked. The focus of the project is to simply<text:s/>generate reasonably good pairs; that is, false positives are acceptable, but not false negatives. Therefore, we do not do step 4 above.</text:p>
      <text:p text:style-name="P52"><text:span text:style-name="T53">2. PubMed is a valuable source of data for training a language model. PubMed is a comprehensive collection of medical pa</text:span><text:span text:style-name="T54">pers. PubMed itself only gives access to abstracts, but a subset called PubMed Central (PMC) gives access to the full papers (</text:span><text:a xlink:href="https://www.ncbi.nlm.nih.gov/pmc/tools/ftp/" office:target-frame-name="_top" xlink:show="replace"><text:span text:style-name="T55">https://www.ncbi.nlm.nih.gov/pmc/tools/ftp/</text:span></text:a><text:span text:style-name="T56">). PubMed has about 28M pa</text:span><text:span text:style-name="T57">pers, while PMC has about 2M papers.</text:span></text:p>
      <text:p text:style-name="P58">3. An alternative to learning the medical terms is to simply use a dictionary file.</text:p>
      <text:p text:style-name="P59">4. Yet another alternative is to build a language model to obtain word embeddings and see what terms cluster together—do drugs cluster<text:s/>together? Do diseases cluster together? Are these two distinct clusters?</text:p>
      <text:p text:style-name="P60"><text:span text:style-name="T61">5. A lot of medical terms are multi-word, which would make the above process a bad idea. A paper I found later (</text:span><text:a xlink:href="https://ieeexplore.ieee.org/stamp/stamp.jsp?tp=&amp;arnumber=7747810" office:target-frame-name="_top" xlink:show="replace"><text:span text:style-name="T62">https://ieeexplore.ieee.org/stamp/stamp.jsp?tp=&amp;arnumber=7747810</text:span></text:a><text:span text:style-name="T63">) uses this concept to tag the beginning, inside, and outside of medical terms. Their results show that neural networks are not necessarily better than other models, such as Conditi</text:span><text:span text:style-name="T64">onal Random Fields (CRFs). Their paper does not link to code, but they seem to imply that passing word embeddings learned by a language model to a CRF may be a good idea.</text:span></text:p>
      <text:p text:style-name="P65"/>
      <text:p text:style-name="P66"><text:span text:style-name="T67">Later, Dr. Chirkova linked me to BioBERT (</text:span><text:a xlink:href="https://github.com/dmis-lab/biobert" office:target-frame-name="_top" xlink:show="replace"><text:span text:style-name="T68">https://github.com/dmis-lab/biobert</text:span></text:a><text:span text:style-name="T69">), a language model for medical text. BioBERT is the BERT language model by Google, fine-tuned on PubMed data. BioBERT can perform Named Entity Recognition (NER), which is essentially step 3 in the approach abo</text:span><text:span text:style-name="T70">ve. After NER, it is trivial to form pairs.</text:span></text:p>
      <text:p text:style-name="P71"/>
      <text:p text:style-name="P72">Code</text:p>
      <text:p text:style-name="P73"><text:span text:style-name="T74">All code developed is available at<text:s/></text:span><text:a xlink:href="https://github.com/yrahul3910/csc830-drug-disease-discovery" office:target-frame-name="_top" xlink:show="replace"><text:span text:style-name="T75">https://github.com/yrahul3910/csc830-drug-disease-discovery</text:span></text:a><text:span text:style-name="T76"><text:s/>(private repository link). Some fi</text:span><text:span text:style-name="T77">les have not been committed to the repository. The files are described below:</text:span></text:p>
      <text:p text:style-name="P78"/>
      <text:p text:style-name="P79"><text:span text:style-name="T80">1.<text:s/></text:span><text:span text:style-name="T81">scripts/01_low_confidence_prune.js</text:span><text:span text:style-name="T82">: Removes all excerpts with confidence below 0.96, and generates one JSON file. This creates<text:s/></text:span><text:span text:style-name="T83">extracted.json</text:span><text:span text:style-name="T84">.</text:span></text:p>
      <text:p text:style-name="P85"><text:span text:style-name="T86">2.<text:s/></text:span><text:span text:style-name="T87">scripts/02 - Fetching Data.i</text:span><text:span text:style-name="T88">pynb</text:span><text:span text:style-name="T89">: Jupyter notebook to test fetching data from the server. I like having a notebook to test some part of the code, and then developing a larger notebook/script that does the entire job.</text:span></text:p>
      <text:p text:style-name="P90"><text:span text:style-name="T91">3.<text:s/></text:span><text:span text:style-name="T92">scripts/03 - Download xml files.py</text:span><text:span text:style-name="T93">: Script based on the above to</text:span><text:span text:style-name="T94"><text:s/>fetch all data from the server and parse the resulting XML.</text:span></text:p>
      <text:p text:style-name="P95"><text:span text:style-name="T96">4.<text:s/></text:span><text:span text:style-name="T97">scripts/check-drug-name-percentage.py</text:span><text:span text:style-name="T98">: I was asked to check what percentage of the drugs in DrugBank were present in our transcripts data. This file computes all three interpretations of that<text:s/></text:span><text:span text:style-name="T99">question. This depends on a file called<text:s/></text:span><text:span text:style-name="T100">drug-names.txt</text:span><text:span text:style-name="T101">.</text:span></text:p>
      <text:p text:style-name="P102"><text:span text:style-name="T103">5.<text:s/></text:span><text:span text:style-name="T104">scripts/generate-tsv.py</text:span><text:span text:style-name="T105">: Generates a<text:s/></text:span><text:span text:style-name="T106">test.tsv</text:span><text:span text:style-name="T107"><text:s/>file for the BioBERT model to generate predictions.</text:span></text:p>
      <text:p text:style-name="P108"/>
      <text:p text:style-name="P109"><text:span text:style-name="T110">The rest of the code files are BioBERT code. Download the BioBERT code from the repo link above, t</text:span><text:span text:style-name="T111">hen download their pre-trained weights from<text:s/></text:span><text:a xlink:href="https://github.com/naver/biobert-pretrained" office:target-frame-name="_top" xlink:show="replace"><text:span text:style-name="T112">https://github.com/naver/biobert-pretrained</text:span></text:a><text:span text:style-name="T113">. To run their NER code, you need to fine-tune the pre-trained models on your own dataset first, then run pr</text:span><text:span text:style-name="T114">edictions. This requires manual labeling, which I have not done yet. Instead, I downloaded their NER datasets (</text:span><text:a xlink:href="https://drive.google.com/open?id=1OletxmPYNkz2ltOr9pyT0b0iBtUWxslh" office:target-frame-name="_top" xlink:show="replace"><text:span text:style-name="T115">https://drive.google.com/open?id=1OletxmPYNkz2ltOr9pyT0b0iBtUWxslh</text:span></text:a><text:span text:style-name="T116">),<text:s/></text:span><text:soft-page-break/><text:span text:style-name="T117">and used the<text:s/></text:span><text:span text:style-name="T118">s800</text:span><text:span text:style-name="T119"><text:s/>data (I randomly picked this one) to train (you need the<text:s/></text:span><text:span text:style-name="T120">train.tsv</text:span><text:span text:style-name="T121"><text:s/>and<text:s/></text:span><text:span text:style-name="T122">train_dev.tsv</text:span><text:span text:style-name="T123"><text:s/>fi</text:span><text:span text:style-name="T124">les from here). For the<text:s/></text:span><text:span text:style-name="T125">test.tsv<text:s/></text:span><text:span text:style-name="T126"><text:s/>file required, use generate-tsv.py.</text:span></text:p>
      <text:p text:style-name="P127"/>
      <text:p text:style-name="P128"><text:span text:style-name="T129">With these files set up, you can start training the BioBERT model.<text:s/></text:span><text:span text:style-name="T130">cd</text:span><text:span text:style-name="T131"><text:s/>into the directory with the pre-trained weights, and run</text:span></text:p>
      <text:p text:style-name="P132"/>
      <text:p text:style-name="P133"><text:span text:style-name="T134">$ export BIOBERT_DIR=$PWD</text:span></text:p>
      <text:p text:style-name="P135"/>
      <text:p text:style-name="P136"><text:span text:style-name="T137">Next, go to the directory whe</text:span><text:span text:style-name="T138">re the different .tsv files are present, and run</text:span></text:p>
      <text:p text:style-name="P139"/>
      <text:p text:style-name="P140"><text:span text:style-name="T141">$ export NER_DIR=$PWD</text:span></text:p>
      <text:p text:style-name="P142"/>
      <text:p text:style-name="P143"><text:span text:style-name="T144">Now, move to the BioBERT code directory. Train the model using:</text:span></text:p>
      <text:p text:style-name="P145"/>
      <text:p text:style-name="P146"><text:span text:style-name="T147">$ mkdir ./tmp/</text:span></text:p>
      <text:p text:style-name="Standard"><text:span text:style-name="T148">$ python3 run_ner.py \</text:span></text:p>
      <text:p text:style-name="Standard"><text:span text:style-name="T149"><text:tab/></text:span><text:span text:style-name="T150"><text:tab/>--do_train=true \</text:span></text:p>
      <text:p text:style-name="Standard"><text:span text:style-name="T151"><text:tab/></text:span><text:span text:style-name="T152"><text:tab/>--do_eval=true \</text:span></text:p>
      <text:p text:style-name="Standard"><text:span text:style-name="T153"><text:tab/></text:span><text:span text:style-name="T154"><text:tab/></text:span><text:span text:style-name="T155">--vocab_file=$BIOBERT_DIR/vocab.txt \</text:span></text:p>
      <text:p text:style-name="Standard"><text:span text:style-name="T156"><text:tab/></text:span><text:span text:style-name="T157"><text:tab/>--bert_config_file=$BIOBERT_DIR/bert_config.json \</text:span></text:p>
      <text:p text:style-name="Standard"><text:span text:style-name="T158"><text:tab/></text:span><text:span text:style-name="T159"><text:tab/>--init_checkpoint=$BIOBERT_DIR/model.ckpt-1000000</text:span></text:p>
      <text:p text:style-name="Standard"><text:span text:style-name="T160"><text:tab/></text:span><text:span text:style-name="T161"><text:tab/>--num_train_epochs=10 \</text:span></text:p>
      <text:p text:style-name="Standard"><text:span text:style-name="T162"><text:tab/></text:span><text:span text:style-name="T163"><text:tab/>--data_dir=$NER_DIR \</text:span></text:p>
      <text:p text:style-name="Standard"><text:span text:style-name="T164"><text:tab/></text:span><text:span text:style-name="T165"><text:tab/>--output_dir=./tmp/</text:span></text:p>
      <text:p text:style-name="P166"/>
      <text:p text:style-name="Standard"><text:span text:style-name="T167">Presumably, you can then run predictions</text:span><text:span text:style-name="T168"><text:s/>by setting<text:s/></text:span><text:span text:style-name="T169">--do_train=false</text:span><text:span text:style-name="T170"><text:s/>–</text:span><text:span text:style-name="T171">do_predict=true</text:span><text:span text:style-name="T172">.</text:span></text:p>
      <text:p text:style-name="P173"/>
      <text:p text:style-name="P174"><text:span text:style-name="T175">However, BioBERT code seems to keep crashing, complaining about a missing<text:s/></text:span><text:span text:style-name="T176">token_test.txt</text:span><text:span text:style-name="T177"><text:s/>file, for which I raised a GitHub issue (see<text:s/></text:span><text:a xlink:href="https://github.com/dmis-lab/biobert/issues/50" office:target-frame-name="_top" xlink:show="replace"><text:span text:style-name="T178">https://git</text:span><text:span text:style-name="T179">hub.com/dmis-lab/biobert/issues/50</text:span></text:a><text:span text:style-name="T180">). Other people also seem to be facing this same issue (for example, see<text:s/></text:span><text:a xlink:href="https://github.com/dmis-lab/biobert/issues/54" office:target-frame-name="_top" xlink:show="replace"><text:span text:style-name="T181">https://github.com/dmis-lab/biobert/issues/54</text:span></text:a><text:span text:style-name="T182">). In the meantime, I found another langu</text:span><text:span text:style-name="T183">age model called FLAIR (</text:span><text:a xlink:href="https://github.com/zalandoresearch/flair/" office:target-frame-name="_top" xlink:show="replace"><text:span text:style-name="T184">https://github.com/zalandoresearch/flair/</text:span></text:a><text:span text:style-name="T185">), which has an easy API. There has been an attempt to fine-tune this on PubMed data, called BioFLAIR (</text:span><text:a xlink:href="https://github.com/shreyashub/BioFLAIR/" office:target-frame-name="_top" xlink:show="replace"><text:span text:style-name="T186">https://github.com/shreyashub/BioFLAIR/</text:span></text:a><text:span text:style-name="T187">). Using FLAIR’s documentation with the data and code from BioFLAIR should be a good alternative to BioBERT.</text:span></text:p>
      <text:p text:style-name="P188"/>
      <text:p text:style-name="P189">Current Progress</text:p>
      <text:p text:style-name="P190">The pipeline below shows the completed steps in green, and the others in black:</text:p>
      <text:p text:style-name="P191"/>
      <text:p text:style-name="P192"><text:span text:style-name="T193">1. <text:s/></text:span><text:span text:style-name="T194">Low confidence text pruning:</text:span><text:span text:style-name="T195"><text:s/></text:span><text:span text:style-name="T196">Achieved by <text:s/></text:span><text:span text:style-name="T197">scripts/01_low_confidence_prune.js</text:span><text:span text:style-name="T198">. For a pipeline, it may be a good idea to either</text:span></text:p>
      <text:p text:style-name="P199"><text:tab/>(a) port this to Python or</text:p>
      <text:p text:style-name="P200"><text:tab/>(b) instead of the pipeline being a Python API, create a *nix-style set of commands<text:s/><text:tab/><text:tab/>that can be piped from one to the next.</text:p>
      <text:p text:style-name="P201">Both are easy to do, and take 30 minutes or less.</text:p>
      <text:soft-page-break/>
      <text:p text:style-name="P202"><text:span text:style-name="T203">2.<text:s/></text:span><text:span text:style-name="T204">Irrelevant term removal:<text:s/></text:span><text:span text:style-name="T205">A word list has been built, and while there’s no code in the source to do this, it’s one line in Python</text:span><text:span text:style-name="T206"><text:s/>using a list comprehension:</text:span></text:p>
      <text:p text:style-name="P207"><text:span text:style-name="T208"><text:tab/></text:span><text:span text:style-name="T209">[word for word in excerpt.split() if word not in excluded_words]</text:span></text:p>
      <text:p text:style-name="P210"><text:span text:style-name="T211">3.<text:s/></text:span><text:span text:style-name="T212">Classification:</text:span><text:span text:style-name="T213"><text:s/></text:span><text:span text:style-name="T214">Achieved by the trained BioFLAIR model.</text:span></text:p>
      <text:p text:style-name="P215"><text:span text:style-name="T216">4.<text:s/></text:span><text:span text:style-name="T217">Adjacent duplicates removal:</text:span><text:span text:style-name="T218"><text:s/></text:span><text:span text:style-name="T219">Again, while there’s no code file, this is a one-liner (credit:<text:s/></text:span><text:a xlink:href="https://stackoverflow.com/a/3463582" office:target-frame-name="_top" xlink:show="replace"><text:span text:style-name="T220">https://stackoverflow.com/a/3463582</text:span></text:a><text:span text:style-name="T221">):</text:span></text:p>
      <text:p text:style-name="P222"><text:span text:style-name="T223"><text:tab/></text:span><text:span text:style-name="T224">[key for key, group in itertools.groupby(medical_terms)]</text:span></text:p>
      <text:p text:style-name="P225"><text:span text:style-name="T226">5.<text:s/></text:span><text:span text:style-name="T227">Pair formation:</text:span><text:span text:style-name="T228"><text:s/></text:span><text:span text:style-name="T229">Trivial in Python (credit:<text:s/></text:span><text:a xlink:href="https://stackoverflow.com/a/21303286" office:target-frame-name="_top" xlink:show="replace"><text:span text:style-name="T230">https://stackoverflow.com/a/21303286</text:span></text:a><text:span text:style-name="T231">):</text:span></text:p>
      <text:p text:style-name="P232"><text:span text:style-name="T233"><text:tab/></text:span><text:span text:style-name="T234">pairs = zip(terms, terms[1:])</text:span></text:p>
      <text:p text:style-name="P235"><text:span text:style-name="T236">6.<text:s/></text:span><text:span text:style-name="T237">Validation:<text:s/></text:span><text:span text:style-name="T238">We currently have no method of doing this.</text:span></text:p>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MU Serif" svg:font-family="CMU Serif" style:font-family-generic="roman" style:font-pitch="variable" svg:panose-1="2 11 6 4 2 2 2 2 2 4"/>
    <style:font-face style:name="CMU Typewriter Text" svg:font-family="CMU Typewriter Text" style:font-family-generic="modern"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hul Yedida</dc:creator>
    <meta:creation-date>2019-11-03T16:10:00Z</meta:creation-date>
    <dc:date>2019-12-04T22:43:00Z</dc:date>
    <meta:template xlink:href="Normal.dotm" xlink:type="simple"/>
    <meta:editing-cycles>10</meta:editing-cycles>
    <meta:editing-duration>PT2640S</meta:editing-duration>
    <meta:document-statistic meta:page-count="4" meta:paragraph-count="18" meta:word-count="1392" meta:character-count="9310" meta:row-count="66" meta:non-whitespace-character-count="7936"/>
  </office:meta>
</office:document-meta>
</file>